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5909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2.1252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8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Comma" style:data-style-name="N172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ce21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59" table:default-cell-style-name="ce15"/>
        <table:table-column table:style-name="co9" table:number-columns-repeated="955" table:default-cell-style-name="ce15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]).sorted(key=lambda%20x:%20x.at_date).sorted(key=lambda%20x:%20x.employee_id.code)%22" xlink:type="simple">with="vobjects=objects.env['hr.attendance'].search([('at_date','&gt;=',vfromdate),('at_date','&lt;',time.strftime("%Y-%m-%d",vdateinput))]).sorted(key=lambda x: x.at_date).sorted(key=lambda x: x.employee_id.code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2">
          <table:table-cell table:style-name="ce3" office:value-type="string" calcext:value-type="string" table:number-columns-spanned="9" table:number-rows-spanned="1">
            <text:p>TRẠNG THÁI CHẤM CÔNG</text:p>
          </table:table-cell>
          <table:covered-table-cell table:style-name="ce18"/>
          <table:covered-table-cell table:style-name="Default"/>
          <table:covered-table-cell table:number-columns-repeated="2" table:style-name="ce21"/>
          <table:covered-table-cell table:style-name="Default"/>
          <table:covered-table-cell table:number-columns-repeated="3" table:style-name="ce32"/>
          <table:table-cell table:style-name="ce32" table:number-columns-repeated="6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3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3" office:value-type="string" calcext:value-type="string">
            <text:p>Giờ vào</text:p>
          </table:table-cell>
          <table:table-cell table:style-name="ce23" office:value-type="string" calcext:value-type="string">
            <text:p>Giờ ra</text:p>
          </table:table-cell>
          <table:table-cell table:style-name="ce26" office:value-type="string" calcext:value-type="string">
            <text:p>Quên quẹt</text:p>
          </table:table-cell>
          <table:table-cell table:style-name="ce26" office:value-type="string" calcext:value-type="string">
            <text:p>Lý do sửa trạng thái</text:p>
          </table:table-cell>
          <table:table-cell table:style-name="ce26" office:value-type="string" calcext:value-type="string">
            <text:p>Công thức kiểm tra dữ liệu</text:p>
          </table:table-cell>
          <table:table-cell table:style-name="ce26" office:value-type="string" calcext:value-type="string">
            <text:p>Trạng thái</text:p>
          </table:table-cell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2" table:number-columns-repeated="179"/>
          <table:table-cell table:style-name="ce68" table:number-columns-repeated="776"/>
        </table:table-row>
        <table:table-row table:style-name="ro4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for=%22at%20in%20o.at_request_ids.filtered(lambda%20x:%20x.request_type%20==%20'working_time')%22" xlink:type="simple">for="at in o.at_request_ids.filtered(lambda x: x.request_type == 'working_time')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with=%22vreason=at.name%20or%20''%22" xlink:type="simple">with="vreason=at.name or ''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5">
          <table:table-cell table:style-name="ce9" office:value-type="string" calcext:value-type="string">
            <text:p>${o.employee_id.code}</text:p>
          </table:table-cell>
          <table:table-cell table:style-name="ce9" office:value-type="string" calcext:value-type="string">
            <text:p>${o.employee_id.name}</text:p>
          </table:table-cell>
          <table:table-cell table:style-name="ce17" table:formula="of:=DATEVALUE(&quot;${o.at_date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at.request_in and (str(((int(format_datetime(at.request_in, format='HH'))+7) % 24) or 24)+':'+str(at.request_in.strftime('%M'))) or ""}</text:p>
          </table:table-cell>
          <table:table-cell table:style-name="ce24" office:value-type="string" calcext:value-type="string">
            <text:p>${at.request_out and (str(((int(format_datetime(at.request_out, format='HH'))+7) % 24) or 24)+':'+str(at.request_out.strftime('%M'))) or ""}</text:p>
          </table:table-cell>
          <table:table-cell table:style-name="ce27"/>
          <table:table-cell table:style-name="ce31" office:value-type="string" calcext:value-type="string">
            <text:p>${vreason}</text:p>
          </table:table-cell>
          <table:table-cell table:style-name="ce27" table:number-columns-repeated="2"/>
          <table:table-cell table:style-name="Default" table:number-columns-repeated="59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with" xlink:type="simple">/with</text:a></text:p>
          </table:table-cell>
          <table:table-cell table:style-name="Default"/>
          <table:table-cell table:style-name="Comma"/>
          <table:table-cell table:style-name="Default" table:number-columns-repeated="65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/>
          <table:table-cell table:number-columns-repeated="1022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1048503">
          <table:table-cell table:number-columns-repeated="1023"/>
        </table:table-row>
        <table:table-row table:style-name="ro7" table:number-rows-repeated="44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date-style style:name="N172">
      <number:month number:textual="true"/>
      <number:text>-</number:text>
      <number:day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Times New Roman1" fo:font-family="'Times New Roman'" style:font-family-generic="swiss" style:font-pitch="variable" fo:font-size="11pt" style:font-name-asian="Calibri1" style:font-family-asian="Calibri" style:font-size-asian="11pt" style:font-name-complex="Times New Roman1" style:font-family-complex="'Times New Roman'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5:56:02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3T16:01:20.686000000</dc:date>
    <meta:editing-duration>P2DT13H28M35S</meta:editing-duration>
    <meta:editing-cycles>581</meta:editing-cycles>
    <meta:document-statistic meta:table-count="1" meta:cell-count="34" meta:object-count="0"/>
  </office:meta>
</office:document-meta>
</file>